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style:vertical-align="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e0efd4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7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74bb6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d3d50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cb245a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edff1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cd10e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4pt" officeooo:rsid="00384f31" officeooo:paragraph-rsid="003a6a2c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officeooo:rsid="00c4a5c8" officeooo:paragraph-rsid="00c4a5c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c4375b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6ef31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d3d50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edff1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c2543c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officeooo:rsid="00bd3d50" officeooo:paragraph-rsid="00bd3d50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officeooo:rsid="00bba513" officeooo:paragraph-rsid="00bba513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officeooo:rsid="00c655dc" officeooo:paragraph-rsid="00c655dc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officeooo:rsid="00cb245a" officeooo:paragraph-rsid="00cb245a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bedff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c2543c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d0b636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officeooo:rsid="00cd10e0" officeooo:paragraph-rsid="00cd10e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officeooo:rsid="00c2543c" officeooo:paragraph-rsid="00c2543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officeooo:rsid="00d0b636" officeooo:paragraph-rsid="00d0b636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d3d50" style:font-size-asian="13.1000003814697pt" style:font-size-complex="15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edff1" style:font-size-asian="13.1000003814697pt" style:font-size-complex="15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c2543c" style:font-size-asian="13.1000003814697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5pt" officeooo:rsid="00bd3d50" officeooo:paragraph-rsid="00bd3d50" style:font-size-asian="13.1000003814697pt" style:font-size-complex="15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bedff1" style:font-size-asian="13.1000003814697pt" style:font-size-complex="15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c2543c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5pt" officeooo:rsid="00c2543c" officeooo:paragraph-rsid="00c2543c" style:font-size-asian="13.1000003814697pt" style:font-size-complex="15pt"/>
    </style:style>
    <style:style style:name="P57" style:family="paragraph" style:parent-style-name="Footer">
      <style:text-properties fo:font-size="2pt" style:font-size-asian="1.75pt" style:font-size-complex="2pt"/>
    </style:style>
    <style:style style:name="P5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9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6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71" style:family="paragraph" style:parent-style-name="Standard">
      <style:text-properties officeooo:paragraph-rsid="00b74bb6"/>
    </style:style>
    <style:style style:name="P7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74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75" style:family="paragraph" style:parent-style-name="Heading_20_2">
      <style:paragraph-properties fo:text-align="start" style:justify-single-word="false"/>
      <style:text-properties officeooo:rsid="00bd3d50" officeooo:paragraph-rsid="00c0ec36"/>
    </style:style>
    <style:style style:name="P76" style:family="paragraph" style:parent-style-name="Heading_20_2">
      <style:paragraph-properties fo:text-align="start" style:justify-single-word="false"/>
      <style:text-properties officeooo:rsid="00bedff1" officeooo:paragraph-rsid="00bedff1"/>
    </style:style>
    <style:style style:name="P77" style:family="paragraph" style:parent-style-name="Heading_20_2">
      <style:paragraph-properties fo:text-align="start" style:justify-single-word="false"/>
      <style:text-properties officeooo:rsid="00bedff1" officeooo:paragraph-rsid="00c2543c"/>
    </style:style>
    <style:style style:name="P78" style:family="paragraph" style:parent-style-name="Heading_20_2">
      <style:paragraph-properties fo:text-align="start" style:justify-single-word="false"/>
      <style:text-properties style:font-name="FreeSans" fo:font-size="14pt" officeooo:rsid="00b6ef31" officeooo:paragraph-rsid="00b6ef31" style:font-size-asian="14pt" style:font-size-complex="14pt"/>
    </style:style>
    <style:style style:name="P79" style:family="paragraph" style:parent-style-name="Heading_20_2">
      <style:paragraph-properties fo:text-align="start" style:justify-single-word="false"/>
      <style:text-properties style:font-name="FreeSans" fo:font-size="14pt" officeooo:rsid="00bd3d50" officeooo:paragraph-rsid="00c085ac" style:font-size-asian="14pt" style:font-size-complex="14pt"/>
    </style:style>
    <style:style style:name="P80" style:family="paragraph" style:parent-style-name="Heading_20_2">
      <style:paragraph-properties fo:text-align="start" style:justify-single-word="false"/>
      <style:text-properties style:font-name="FreeSans" fo:font-size="14pt" officeooo:rsid="00bd3d50" officeooo:paragraph-rsid="00bd3d50" style:font-size-asian="14pt" style:font-size-complex="14pt"/>
    </style:style>
    <style:style style:name="P81" style:family="paragraph" style:parent-style-name="Heading_20_2">
      <style:paragraph-properties fo:text-align="start" style:justify-single-word="false"/>
      <style:text-properties style:font-name="FreeSans" fo:font-size="14pt" officeooo:rsid="00b74bb6" officeooo:paragraph-rsid="00c085ac" style:font-size-asian="14pt" style:font-size-complex="14pt"/>
    </style:style>
    <style:style style:name="P82" style:family="paragraph" style:parent-style-name="Heading_20_2">
      <style:paragraph-properties fo:text-align="start" style:justify-single-word="false"/>
      <style:text-properties style:font-name="FreeSans" fo:font-size="14pt" officeooo:rsid="00bedff1" officeooo:paragraph-rsid="00c2543c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84" style:family="paragraph" style:parent-style-name="Text_20_body">
      <style:text-properties style:font-name="FreeSans" fo:font-size="14pt" style:font-size-asian="14pt" style:font-size-complex="14pt"/>
    </style:style>
    <style:style style:name="P85" style:family="paragraph" style:parent-style-name="Table_20_Contents">
      <style:text-properties style:font-name="FreeSans" fo:font-size="14pt" officeooo:rsid="00d72932" officeooo:paragraph-rsid="00d72932" style:font-size-asian="14pt" style:font-size-complex="14pt"/>
    </style:style>
    <style:style style:name="P86" style:family="paragraph">
      <loext:graphic-properties draw:fill-color="#2c3756"/>
    </style:style>
    <style:style style:name="P8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8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officeooo:rsid="00bedff1"/>
    </style:style>
    <style:style style:name="T20" style:family="text">
      <style:text-properties officeooo:rsid="00c085ac"/>
    </style:style>
    <style:style style:name="T21" style:family="text">
      <style:text-properties officeooo:rsid="00c0ec36"/>
    </style:style>
    <style:style style:name="T22" style:family="text">
      <style:text-properties officeooo:rsid="00c2543c"/>
    </style:style>
    <style:style style:name="T23" style:family="text">
      <style:text-properties officeooo:rsid="00cb245a"/>
    </style:style>
    <style:style style:name="T24" style:family="text">
      <style:text-properties officeooo:rsid="00cd10e0"/>
    </style:style>
    <style:style style:name="T25" style:family="text">
      <style:text-properties officeooo:rsid="00ceba47"/>
    </style:style>
    <style:style style:name="T26" style:family="text">
      <style:text-properties officeooo:rsid="00d57b71"/>
    </style:style>
    <style:style style:name="T2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0" draw:name="Shape2" draw:style-name="gr1" draw:text-style-name="P8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8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Seguimiento de riesgos</text:p>
      <text:p text:style-name="P61"><draw:frame draw:style-name="fr1" draw:name="Image1" text:anchor-type="as-char" svg:width="14.6cm" svg:height="6.6cm" draw:z-index="12"><draw:image xlink:href="Pictures/1000020100000226000000FA48EFF3AC67F122C2.png" xlink:type="simple" xlink:show="embed" xlink:actuate="onLoad" loext:mime-type="image/png"/></draw:frame></text:p>
      <text:p text:style-name="P62"><text:span text:style-name="T5">Proyecto </text:span><text:span text:style-name="T4">Colibrí</text:span></text:p>
      <text:p text:style-name="P58"/>
      <text:p text:style-name="P60">Asignatura</text:p>
      <text:p text:style-name="P58">Laboratorio de desarrollo de software</text:p>
      <text:p text:style-name="P58"/>
      <text:p text:style-name="P60">Autor<text:span text:style-name="T13">es</text:span></text:p>
      <text:p text:style-name="P59">Cinthia Lima</text:p>
      <text:p text:style-name="P58"/>
      <text:p text:style-name="P60">Fecha de redacción</text:p>
      <text:p text:style-name="P58"><text:span text:style-name="T26">20</text:span>/<text:span text:style-name="T14">05</text:span>/<text:span text:style-name="T2">2020</text:span></text:p>
      <text:p text:style-name="P72"><draw:custom-shape text:anchor-type="paragraph" draw:z-index="1" draw:name="Shape1" draw:style-name="gr3" draw:text-style-name="P8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88" svg:width="6.501cm" svg:height="18.5cm" svg:x="0.499cm" svg:y="0.75cm"><draw:text-box><text:p text:style-name="P87"><text:span text:style-name="T27">Este documento incluye una lista de los riesgos identificados y vigentes en el proyecto, con acciones específicas de contingencia o mitigación.</text:span></text:p><text:p text:style-name="P87"><text:span text:style-name="T27">También se llevará a cabo un seguimiento de cada riesgo para tener registro de las acciones tomadas para cada uno.</text:span></text:p></draw:text-box></draw:frame></text:p>
      <text:p text:style-name="P73">Seguimiento de riesgos</text:p>
      <text:p text:style-name="P83">Riesgo <text:span text:style-name="T8">04</text:span>:</text:p>
      <text:p text:style-name="P66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9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4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4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4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4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4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4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4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4">La poca experiencia de desarrollo del equipo puede llevar a que las tareas de desarrollo 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4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<text:span text:style-name="T18">de intervalos cortos, y con pocas actividades como así también </text:span>verificar que se cumplan con las fechas de entrega. <text:span text:style-name="T11">Hacer seguimientos de los avances de cada miembro del equipo y en caso de haberlos discutir al respecto. </text:span></text:p>
            <text:p text:style-name="P16"><text:soft-page-break/>Contingencia: <text:span text:style-name="T11">Solicitar una reunión con el cliente para explicarle las causas de la no entrega del software y mediar la posibilidad de una prórroga para terminar el desarrollo del sistema.</text:span></text:p>
            <text:p text:style-name="P1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85">Cerrar.</text:p>
          </table:table-cell>
        </table:table-row>
      </table:table>
      <text:p text:style-name="P68"/>
      <text:p text:style-name="P64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44">Estrategia de respuesta</text:p>
          </table:table-cell>
          <table:table-cell table:style-name="Table16.A1" office:value-type="string">
            <text:p text:style-name="P44">Responsable</text:p>
          </table:table-cell>
          <table:table-cell table:style-name="Table16.A1" office:value-type="string">
            <text:p text:style-name="P44">Respuesta al riesgos</text:p>
          </table:table-cell>
          <table:table-cell table:style-name="Table16.D1" office:value-type="string">
            <text:p text:style-name="P44">Etapa <text:span text:style-name="T18">de definición</text:span></text:p>
          </table:table-cell>
        </table:table-row>
        <table:table-row>
          <table:table-cell table:style-name="Table16.A2" office:value-type="string">
            <text:p text:style-name="P47">Reducción</text:p>
          </table:table-cell>
          <table:table-cell table:style-name="Table16.C2" office:value-type="string">
            <text:p text:style-name="P47">Cinthia Lima</text:p>
            <text:p text:style-name="P47">Ariel Machini</text:p>
          </table:table-cell>
          <table:table-cell table:style-name="Table16.C2" office:value-type="string">
            <text:p text:style-name="P47"><text:span text:style-name="T7">P</text:span><text:span text:style-name="T6">lanes de iteración</text:span></text:p>
            <text:p text:style-name="P18">Seguimientos de avances</text:p>
          </table:table-cell>
          <table:table-cell table:style-name="Table16.D2" office:value-type="string">
            <text:p text:style-name="P47">4ta Iteración</text:p>
          </table:table-cell>
        </table:table-row>
        <table:table-row>
          <table:table-cell table:style-name="Table16.A3" office:value-type="string">
            <text:p text:style-name="P47">Contingencia</text:p>
          </table:table-cell>
          <table:table-cell table:style-name="Table16.C3" office:value-type="string">
            <text:p text:style-name="P47">Cinthia Lima</text:p>
            <text:p text:style-name="P47">Ariel Machini</text:p>
          </table:table-cell>
          <table:table-cell table:style-name="Table16.C3" office:value-type="string">
            <text:p text:style-name="P47">Reunión con cliente para solicitar pr<text:span text:style-name="T12">ó</text:span>rroga</text:p>
          </table:table-cell>
          <table:table-cell table:style-name="Table16.D3" office:value-type="string">
            <text:p text:style-name="P48">4ta Iteración</text:p>
          </table:table-cell>
        </table:table-row>
      </table:table>
      <text:p text:style-name="P64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7">Fecha</text:p>
          </table:table-cell>
          <table:table-cell table:style-name="Table17.A1" office:value-type="string">
            <text:p text:style-name="P27">Etapa</text:p>
          </table:table-cell>
          <table:table-cell table:style-name="Table17.A1" office:value-type="string">
            <text:p text:style-name="P27">Comentario</text:p>
          </table:table-cell>
          <table:table-cell table:style-name="Table17.D1" office:value-type="string">
            <text:p text:style-name="P27">Responsable</text:p>
          </table:table-cell>
        </table:table-row>
        <table:table-row>
          <table:table-cell table:style-name="Table17.A2" office:value-type="string">
            <text:p text:style-name="P28">11/01/2019 - 28/02/2019</text:p>
          </table:table-cell>
          <table:table-cell table:style-name="Table17.C2" office:value-type="string">
            <text:p text:style-name="P78"><text:span text:style-name="T20">3r</text:span>a Fase - 4ta Iteración</text:p>
          </table:table-cell>
          <table:table-cell table:style-name="Table17.C2" office:value-type="string">
            <text:p text:style-name="P29"><text:span text:style-name="T14">Se creo un nuevo plan de iteración, y s</text:span>e culmino <text:span text:style-name="T24">10 de las 13 tareas propuestas</text:span></text:p>
          </table:table-cell>
          <table:table-cell table:style-name="Table17.D2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3" office:value-type="string">
            <text:p text:style-name="P34">03/05/2019</text:p>
          </table:table-cell>
          <table:table-cell table:style-name="Table17.A3" office:value-type="string">
            <text:p text:style-name="P79"><text:span text:style-name="T24">Luego de culminar la </text:span>4ta Iteración</text:p>
          </table:table-cell>
          <table:table-cell table:style-name="Table17.A3" office:value-type="string">
            <text:p text:style-name="P34">Se organizó una reunión con los clientes para mostrar avances y obtener feedback.</text:p>
          </table:table-cell>
          <table:table-cell table:style-name="Table17.D3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7" office:value-type="string">
            <text:p text:style-name="P21">04/05/2019 -</text:p>
            <text:p text:style-name="P28">27/05/2019</text:p>
          </table:table-cell>
          <table:table-cell table:style-name="Table17.C7" office:value-type="string">
            <text:p text:style-name="P81"><text:span text:style-name="T20">3ra</text:span> Fase – 5ta Iteración</text:p>
          </table:table-cell>
          <table:table-cell table:style-name="Table17.C7" office:value-type="string">
            <text:p text:style-name="P21">Se creo un nuevo plan de iteración <text:span text:style-name="T23">y se realizaron todas las tareas </text:span><text:soft-page-break/><text:span text:style-name="T23">propuestas gracias a un cambio de enfoque en la definición de las iteraciones.</text:span></text:p>
          </table:table-cell>
          <table:table-cell table:style-name="Table17.D7" office:value-type="string">
            <text:p text:style-name="P21">Cinthia Lima</text:p>
            <text:p text:style-name="P21">Ariel Machini</text:p>
          </table:table-cell>
        </table:table-row>
        <table:table-row>
          <table:table-cell table:style-name="Table17.A7" office:value-type="string">
            <text:p text:style-name="P35">28/05/2019 -</text:p>
            <text:p text:style-name="P28">10/06/2019</text:p>
          </table:table-cell>
          <table:table-cell table:style-name="Table17.C7" office:value-type="string">
            <text:p text:style-name="P81"><text:span text:style-name="T20">3ra</text:span> Fase – <text:span text:style-name="T17">6</text:span>ta Iteración</text:p>
          </table:table-cell>
          <table:table-cell table:style-name="Table17.C7" office:value-type="string">
            <text:p text:style-name="P22">Se creo un nuevo plan de iteración <text:span text:style-name="T23">y se realizaron con éxito todas las tareas propuestas.</text:span></text:p>
          </table:table-cell>
          <table:table-cell table:style-name="Table17.D7" office:value-type="string">
            <text:p text:style-name="P31">Cinthia Lima</text:p>
            <text:p text:style-name="P31">Ariel Machini</text:p>
          </table:table-cell>
        </table:table-row>
        <table:table-row table:style-name="Table17.6">
          <table:table-cell table:style-name="Table17.A6" office:value-type="string">
            <text:p text:style-name="P34">21/06/2019</text:p>
          </table:table-cell>
          <table:table-cell table:style-name="Table17.A6" office:value-type="string">
            <text:p text:style-name="P80">Luego de culminar la 6ta iteración</text:p>
          </table:table-cell>
          <table:table-cell table:style-name="Table17.A6" office:value-type="string">
            <text:p text:style-name="P34">Se organizó una reunión con los clientes para mostrar avances y obtener feedback.</text:p>
          </table:table-cell>
          <table:table-cell table:style-name="Table17.A6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7" office:value-type="string">
            <text:p text:style-name="P34">24/06/2019 -</text:p>
            <text:p text:style-name="P36">14/07/2019</text:p>
          </table:table-cell>
          <table:table-cell table:style-name="Table17.C7" office:value-type="string">
            <text:p text:style-name="P81"><text:span text:style-name="T20">3ra</text:span> Fase – <text:span text:style-name="T17">7</text:span>ta Iteración</text:p>
          </table:table-cell>
          <table:table-cell table:style-name="Table17.C7" office:value-type="string">
            <text:p text:style-name="P22">Se creo un nuevo plan de iteración <text:span text:style-name="T23">y se realizaron con éxito todas las tareas propuestas.</text:span></text:p>
          </table:table-cell>
          <table:table-cell table:style-name="Table17.D7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8" office:value-type="string">
            <text:p text:style-name="P34">16/03/2020 -</text:p>
            <text:p text:style-name="P37">25/03/2020</text:p>
          </table:table-cell>
          <table:table-cell table:style-name="Table17.C8" office:value-type="string">
            <text:p text:style-name="P81"><text:span text:style-name="T20">3ra</text:span> Fase – <text:span text:style-name="T18">8va</text:span> Iteración</text:p>
          </table:table-cell>
          <table:table-cell table:style-name="Table17.C8" office:value-type="string">
            <text:p text:style-name="P23">Se creo un nuevo plan de iteración <text:span text:style-name="T24">y se realizaron con éxito todas las tareas propuestas.</text:span></text:p>
          </table:table-cell>
          <table:table-cell table:style-name="Table17.D8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10" office:value-type="string">
            <text:p text:style-name="P38">27/03/2020 -</text:p>
            <text:p text:style-name="P41">05/04/2020</text:p>
          </table:table-cell>
          <table:table-cell table:style-name="Table17.C10" office:value-type="string">
            <text:p text:style-name="P81"><text:span text:style-name="T20">3ra</text:span> Fase – <text:span text:style-name="T19">9na</text:span> Iteración</text:p>
          </table:table-cell>
          <table:table-cell table:style-name="Table17.C10" office:value-type="string">
            <text:p text:style-name="P24">Se creo un nuevo plan de iteración <text:span text:style-name="T23">y se culminaron soló 2 de las tareas propuestas.</text:span></text:p>
          </table:table-cell>
          <table:table-cell table:style-name="Table17.D10" office:value-type="string">
            <text:p text:style-name="P32">Cinthia Lima</text:p>
            <text:p text:style-name="P32">Ariel Machini</text:p>
          </table:table-cell>
        </table:table-row>
        <text:soft-page-break/>
        <table:table-row>
          <table:table-cell table:style-name="Table17.A10" office:value-type="string">
            <text:p text:style-name="P38">08/04/2020 -</text:p>
            <text:p text:style-name="P41">18/04/2020</text:p>
          </table:table-cell>
          <table:table-cell table:style-name="Table17.C10" office:value-type="string">
            <text:p text:style-name="P81"><text:span text:style-name="T20">3ra</text:span> Fase – <text:span text:style-name="T19">10ma</text:span> Iteración</text:p>
          </table:table-cell>
          <table:table-cell table:style-name="Table17.C10" office:value-type="string">
            <text:p text:style-name="P25">Se creo un nuevo plan de iteración <text:s/><text:span text:style-name="T24">y se realizaron con éxito todas las tareas propuestas.</text:span></text:p>
          </table:table-cell>
          <table:table-cell table:style-name="Table17.D10" office:value-type="string">
            <text:p text:style-name="P32">Cinthia Lima</text:p>
            <text:p text:style-name="P32">Ariel Machini</text:p>
          </table:table-cell>
        </table:table-row>
        <table:table-row table:style-name="Table17.6">
          <table:table-cell table:style-name="Table17.A6" office:value-type="string">
            <text:p text:style-name="P38">24/04/2020</text:p>
          </table:table-cell>
          <table:table-cell table:style-name="Table17.A6" office:value-type="string">
            <text:p text:style-name="P84"><text:span text:style-name="T19">Luego de culminar la 10ma</text:span> Iteración</text:p>
          </table:table-cell>
          <table:table-cell table:style-name="Table17.A6" office:value-type="string">
            <text:p text:style-name="P40">Se organizó una reunión con los clientes para <text:span text:style-name="T18">mostrar avances y obtener feedback.</text:span></text:p>
            <text:p text:style-name="P43">(Reunión virtual)</text:p>
          </table:table-cell>
          <table:table-cell table:style-name="Table17.A6" office:value-type="string">
            <text:p text:style-name="P32">Cinthia Lima</text:p>
            <text:p text:style-name="P32">Ariel Machini</text:p>
          </table:table-cell>
        </table:table-row>
        <table:table-row>
          <table:table-cell table:style-name="Table17.A12" office:value-type="string">
            <text:p text:style-name="P38">2<text:span text:style-name="T24">4</text:span>/0<text:span text:style-name="T24">4</text:span>/2020 -</text:p>
            <text:p text:style-name="P41">04/05/2020</text:p>
          </table:table-cell>
          <table:table-cell table:style-name="Table17.C12" office:value-type="string">
            <text:p text:style-name="P81"><text:span text:style-name="T20">3ra</text:span> Fase – <text:span text:style-name="T24">11va</text:span> Iteración</text:p>
          </table:table-cell>
          <table:table-cell table:style-name="Table17.C12" office:value-type="string">
            <text:p text:style-name="P25">Se creo un nuevo plan de iteración <text:span text:style-name="T24">y <text:s/>se realizaron con éxito todas las tareas propuestas.</text:span></text:p>
          </table:table-cell>
          <table:table-cell table:style-name="Table17.D12" office:value-type="string">
            <text:p text:style-name="P32">Cinthia Lima</text:p>
            <text:p text:style-name="P32">Ariel Machini</text:p>
          </table:table-cell>
        </table:table-row>
        <table:table-row table:style-name="Table17.6">
          <table:table-cell table:style-name="Table17.A6" office:value-type="string">
            <text:p text:style-name="P42">08/05/2020</text:p>
          </table:table-cell>
          <table:table-cell table:style-name="Table17.A6" office:value-type="string">
            <text:p text:style-name="P82"><text:span text:style-name="T25">Luego de </text:span>culminar la 1<text:span text:style-name="T22">1v</text:span>a iteración</text:p>
          </table:table-cell>
          <table:table-cell table:style-name="Table17.A6" office:value-type="string">
            <text:p text:style-name="P39">Se organizó una reunión con los clientes para <text:span text:style-name="T18">mostrar avances y obtener feedback. </text:span>(Reunión virtual)</text:p>
          </table:table-cell>
          <table:table-cell table:style-name="Table17.A6" office:value-type="string">
            <text:p text:style-name="P33">Cinthia Lima</text:p>
            <text:p text:style-name="P33">Ariel Machini</text:p>
          </table:table-cell>
        </table:table-row>
      </table:table>
      <text:p text:style-name="P70"/>
      <text:p text:style-name="P69">Riesgo <text:span text:style-name="T8">06</text:span>:</text:p>
      <text:p text:style-name="P67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<text:soft-page-break/>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71"/>
      <text:p text:style-name="P65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45">Estrategia de respuesta</text:p>
          </table:table-cell>
          <table:table-cell table:style-name="Tabla2.A1" office:value-type="string">
            <text:p text:style-name="P45">Responsable</text:p>
          </table:table-cell>
          <table:table-cell table:style-name="Tabla2.A1" office:value-type="string">
            <text:p text:style-name="P45">Respuesta al riesgos</text:p>
          </table:table-cell>
          <table:table-cell table:style-name="Tabla2.D1" office:value-type="string">
            <text:p text:style-name="P45">Etapa</text:p>
          </table:table-cell>
        </table:table-row>
        <table:table-row>
          <table:table-cell table:style-name="Tabla2.A2" office:value-type="string">
            <text:p text:style-name="P52">Reducción</text:p>
          </table:table-cell>
          <table:table-cell table:style-name="Tabla2.C2" office:value-type="string">
            <text:p text:style-name="P52">Ariel Machini</text:p>
          </table:table-cell>
          <table:table-cell table:style-name="Tabla2.C2" office:value-type="string">
            <text:p text:style-name="P26">Programar reuniones con los clientes</text:p>
          </table:table-cell>
          <table:table-cell table:style-name="Tabla2.D2" office:value-type="string">
            <text:p text:style-name="P52">Iteración 5</text:p>
          </table:table-cell>
        </table:table-row>
      </table:table>
      <text:p text:style-name="P65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46">Fecha</text:p>
          </table:table-cell>
          <table:table-cell table:style-name="Tabla3.A1" office:value-type="string">
            <text:p text:style-name="P46">Etapa</text:p>
          </table:table-cell>
          <table:table-cell table:style-name="Tabla3.A1" office:value-type="string">
            <text:p text:style-name="P46">Comentario</text:p>
          </table:table-cell>
          <table:table-cell table:style-name="Tabla3.D1" office:value-type="string">
            <text:p text:style-name="P46">Responsable</text:p>
          </table:table-cell>
        </table:table-row>
        <table:table-row>
          <table:table-cell table:style-name="Tabla3.A2" office:value-type="string">
            <text:p text:style-name="P53">03/05/2019</text:p>
          </table:table-cell>
          <table:table-cell table:style-name="Tabla3.C2" office:value-type="string">
            <text:p text:style-name="P75"><text:span text:style-name="T19">Posterior a</text:span> <text:soft-page-break/>culminar la <text:span text:style-name="T21">4</text:span>ta iteración</text:p>
          </table:table-cell>
          <table:table-cell table:style-name="Tabla3.C2" office:value-type="string">
            <text:p text:style-name="P53">Se organizó una reunión con los <text:soft-page-break/>clientes para mostrar avances y obtener feedback.</text:p>
          </table:table-cell>
          <table:table-cell table:style-name="Tabla3.D2" office:value-type="string">
            <text:p text:style-name="P49">Cinthia Lima</text:p>
            <text:p text:style-name="P49">Ariel Machini</text:p>
          </table:table-cell>
        </table:table-row>
        <table:table-row>
          <table:table-cell table:style-name="Tabla3.A3" office:value-type="string">
            <text:p text:style-name="P53">21/06/2019</text:p>
          </table:table-cell>
          <table:table-cell table:style-name="Tabla3.C3" office:value-type="string">
            <text:p text:style-name="P74"><text:span text:style-name="T19">Posterior a</text:span> culminar la 6ta iteración</text:p>
          </table:table-cell>
          <table:table-cell table:style-name="Tabla3.C3" office:value-type="string">
            <text:p text:style-name="P53">Se organizó una reunión con los clientes para mostrar avances y obtener feedback.</text:p>
          </table:table-cell>
          <table:table-cell table:style-name="Tabla3.D3" office:value-type="string">
            <text:p text:style-name="P49">Cinthia Lima</text:p>
            <text:p text:style-name="P49">Ariel Machini</text:p>
          </table:table-cell>
        </table:table-row>
        <table:table-row>
          <table:table-cell table:style-name="Tabla3.A4" office:value-type="string">
            <text:p text:style-name="P54">24/0<text:span text:style-name="T22">4</text:span>/2020</text:p>
          </table:table-cell>
          <table:table-cell table:style-name="Tabla3.C4" office:value-type="string">
            <text:p text:style-name="P76">Posterior a culminar la 10ma iteración</text:p>
          </table:table-cell>
          <table:table-cell table:style-name="Tabla3.C4" office:value-type="string">
            <text:p text:style-name="P54">Se organizó una reunión con los clientes para <text:span text:style-name="T18">mostrar avances y obtener feedback. </text:span>(Reunión virtual)</text:p>
          </table:table-cell>
          <table:table-cell table:style-name="Tabla3.D4" office:value-type="string">
            <text:p text:style-name="P50">Cinthia Lima</text:p>
            <text:p text:style-name="P50">Ariel Machini</text:p>
          </table:table-cell>
        </table:table-row>
        <table:table-row>
          <table:table-cell table:style-name="Tabla3.A5" office:value-type="string">
            <text:p text:style-name="P56">08/05/2020</text:p>
          </table:table-cell>
          <table:table-cell table:style-name="Tabla3.C5" office:value-type="string">
            <text:p text:style-name="P77">Posterior a culminar la 1<text:span text:style-name="T22">1v</text:span>a iteración</text:p>
          </table:table-cell>
          <table:table-cell table:style-name="Tabla3.C5" office:value-type="string">
            <text:p text:style-name="P55">Se organizó una reunión con los clientes para <text:span text:style-name="T18">mostrar avances y obtener feedback. </text:span>(Reunión virtual)</text:p>
          </table:table-cell>
          <table:table-cell table:style-name="Tabla3.D5" office:value-type="string">
            <text:p text:style-name="P51">Cinthia Lima</text:p>
            <text:p text:style-name="P51">Ariel Machini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8</text:page-number><text:s/>DE <text:page-count>8</text:page-count></text:p>
      </style:header>
      <loext:header-first>
        <text:p text:style-name="MP2"><text:span text:style-name="MT2">SEGUIMIENTO DE RIESGOS — </text:span>PÁGINA <text:page-number text:select-page="current">1</text:page-number><text:s/>DE <text:page-count>8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15:11:19.091833746</dc:date>
    <meta:editing-duration>PT9H48M3S</meta:editing-duration>
    <meta:editing-cycles>149</meta:editing-cycles>
    <meta:generator>LibreOffice/6.4.4.2$Linux_X86_64 LibreOffice_project/40$Build-2</meta:generator>
    <meta:document-statistic meta:table-count="8" meta:image-count="3" meta:object-count="0" meta:page-count="8" meta:paragraph-count="210" meta:word-count="893" meta:character-count="5664" meta:non-whitespace-character-count="4963"/>
  </office:meta>
</office:document-meta>
</file>